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A4000008006F6B9A6A6E9144F8.png" manifest:media-type="image/png"/>
  <manifest:file-entry manifest:full-path="Pictures/100002010000080000000800F431E06A667B285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" svg:font-family="'Droid Sans'" style:font-family-generic="roman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1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2.465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47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1.87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123cm" svg:height="14.123cm" svg:x="3.888cm" svg:y="1.952cm">
          <draw:image xlink:href="Pictures/100002010000080000000800F431E06A667B2850.png" xlink:type="simple" xlink:show="embed" xlink:actuate="onLoad" draw:mime-type="image/png">
            <text:p/>
          </draw:image>
        </draw:frame>
        <draw:frame draw:style-name="gr2" draw:text-style-name="P3" draw:layer="layout" svg:width="2.06cm" svg:height="2.715cm" draw:transform="rotate (-1.5707963267949) translate (12.486cm 11.301cm)">
          <draw:text-box>
            <text:p text:style-name="P2"><text:span text:style-name="T1">:)</text:span></text:p>
          </draw:text-box>
        </draw:frame>
        <draw:path draw:style-name="gr3" draw:text-style-name="P1" draw:layer="layout" svg:width="4.148cm" svg:height="3.612cm" draw:transform="skewX (0.000523598775598193) rotate (-2.58238916125081) translate (6.11365400817728cm 18.7502753927614cm)" svg:viewBox="0 0 4149 3613" svg:d="M0 3613c2160 1 4149-3613 4149-3613">
          <text:p/>
        </draw:path>
        <draw:path draw:style-name="gr3" draw:text-style-name="P1" draw:layer="layout" svg:width="4.149cm" svg:height="3.614cm" draw:transform="skewX (0.000174532925199363) rotate (2.58291276002641) translate (19.1857080195284cm 20.972cm)" svg:viewBox="0 0 4150 3615" svg:d="M4150 3615c-2160 0-4150-3615-4150-3615">
          <text:p/>
        </draw:path>
        <draw:frame draw:style-name="gr4" draw:text-style-name="P4" draw:layer="layout" svg:width="7.302cm" svg:height="1.725cm" svg:x="6.715cm" svg:y="19.415cm">
          <draw:text-box>
            <text:p>Me (uses Arch BTW)</text:p>
          </draw:text-box>
        </draw:frame>
        <draw:frame draw:style-name="gr1" draw:text-style-name="P1" draw:layer="layout" svg:width="4.617cm" svg:height="4.834cm" draw:transform="rotate (1.5707963267949) translate (13.7cm 24.349cm)">
          <draw:image xlink:href="Pictures/10000201000007A4000008006F6B9A6A6E9144F8.png" xlink:type="simple" xlink:show="embed" xlink:actuate="onLoad" draw:mime-type="image/png">
            <text:p/>
          </draw:image>
        </draw:frame>
        <draw:frame draw:style-name="gr2" draw:text-style-name="P3" draw:layer="layout" svg:width="2.06cm" svg:height="2.715cm" draw:transform="rotate (-1.5707963267949) translate (17.81cm 23.587cm)">
          <draw:text-box>
            <text:p text:style-name="P2"><text:span text:style-name="T2">:(</text:span></text:p>
          </draw:text-box>
        </draw:frame>
        <draw:frame draw:style-name="gr5" draw:text-style-name="P4" draw:layer="layout" svg:width="6.35cm" svg:height="2.128cm" svg:x="14.24cm" svg:y="25.447cm">
          <draw:text-box>
            <text:p>You (uses g*ntoo)</text:p>
          </draw:text-box>
        </draw:frame>
        <draw:path draw:style-name="gr3" draw:text-style-name="P1" draw:layer="layout" svg:width="5.816cm" svg:height="4.29cm" draw:transform="skewX (0.562170552067374) rotate (1.12207217610715) translate (13.3819999879802cm 27.2049999808239cm)" svg:viewBox="0 0 5817 4291" svg:d="M0 0c9147 0 4770 4291 4770 4291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" svg:font-family="'Droid Sans'" style:font-family-generic="roman" style:font-pitch="variable"/>
    <style:font-face style:name="Droid Serif" svg:font-family="'Droid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1" svg:font-family="'Droid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roid Serif" fo:font-size="24pt" fo:language="en" fo:country="US" style:font-name-asian="Cantarell" style:font-size-asian="24pt" style:language-asian="zh" style:country-asian="CN" style:font-name-complex="Droid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roid Sans" fo:font-family="'Droid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24T13:13:57.692105686</meta:creation-date>
    <dc:date>2021-05-24T13:41:15.985044355</dc:date>
    <meta:editing-duration>PT11M40S</meta:editing-duration>
    <meta:editing-cycles>2</meta:editing-cycles>
    <meta:generator>LibreOffice/7.1.3.2$Linux_X86_64 LibreOffice_project/10$Build-2</meta:generator>
    <meta:document-statistic meta:object-count="9"/>
  </office:meta>
</office:document-meta>
</file>